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1fb3dd" style:font-size-asian="14pt" style:font-size-complex="16pt"/>
    </style:style>
    <style:style style:name="P2" style:family="paragraph" style:parent-style-name="Preformatted_20_Text">
      <style:text-properties fo:font-size="10pt" officeooo:paragraph-rsid="001fb3d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04</text:p>
      <text:p text:style-name="P1"/>
      <text:p text:style-name="P1">Yinuo Li</text:p>
      <text:p text:style-name="P1"/>
      <text:p text:style-name="P2">PUID 002577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00:11:30</dc:date>
    <dc:creator>Yinuo Li</dc:creator>
    <meta:generator>LibreOffice/4.0.4.2$Linux_X86_64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34" meta:non-whitespace-character-count="31"/>
  </office:meta>
</office:document-meta>
</file>